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20000025353D4ECAC8951481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egoe UI3" svg:font-family="'Segoe UI'"/>
    <style:font-face style:name="Arial2" svg:font-family="Arial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6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dp7" style:family="drawing-page">
      <style:drawing-page-properties presentation:background-visible="true" presentation:background-objects-visible="true" draw:fill="bitmap" draw:fill-image-name="Bitmap_20_6" style:repeat="stretch" presentation:display-footer="true" presentation:display-page-number="false" presentation:display-date-time="true"/>
    </style:style>
    <style:style style:name="dp8" style:family="drawing-page">
      <style:drawing-page-properties presentation:background-visible="true" presentation:background-objects-visible="true" draw:fill="bitmap" draw:fill-image-name="Bitmap_20_7" style:repeat="stretch" presentation:display-footer="true" presentation:display-page-number="false" presentation:display-date-time="true"/>
    </style:style>
    <style:style style:name="dp9" style:family="drawing-page">
      <style:drawing-page-properties presentation:background-visible="true" presentation:background-objects-visible="true" draw:fill="bitmap" draw:fill-image-name="Bitmap_20_8" style:repeat="stretch" presentation:display-footer="true" presentation:display-page-number="false" presentation:display-date-time="true"/>
    </style:style>
    <style:style style:name="dp10" style:family="drawing-page">
      <style:drawing-page-properties presentation:background-visible="true" presentation:background-objects-visible="true" draw:fill="bitmap" draw:fill-image-name="Bitmap_20_9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9.529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 Semibold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line-height="100%" fo:text-align="center" style:text-autospace="none"/>
      <style:text-properties fo:font-size="36pt"/>
    </style:style>
    <style:style style:name="P5" style:family="paragraph">
      <loext:graphic-properties draw:fill="none" draw:fill-color="#ffffff"/>
      <style:paragraph-properties fo:line-height="100%" fo:text-align="center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loext:graphic-properties draw:fill-color="#ffffff"/>
    </style:style>
    <style:style style:name="P7" style:family="paragraph">
      <style:paragraph-properties fo:line-height="100%" fo:text-align="center" style:text-autospace="none"/>
      <style:text-properties fo:font-size="32pt"/>
    </style:style>
    <style:style style:name="P8" style:family="paragraph">
      <loext:graphic-properties draw:fill="none" draw:fill-color="#ffffff"/>
      <style:paragraph-properties fo:line-height="100%" fo:text-align="center" style:text-autospace="none"/>
      <style:text-properties fo:color="#ffffff" style:font-name="Segoe UI" fo:font-size="32pt" fo:text-shadow="1pt 1pt" style:font-size-asian="32pt" style:font-size-complex="32pt"/>
    </style:style>
    <style:style style:name="P9" style:family="paragraph">
      <loext:graphic-properties draw:fill="none" draw:fill-color="#ffffff"/>
      <style:paragraph-properties fo:line-height="100%" fo:text-align="center" style:text-autospace="none"/>
      <style:text-properties fo:color="#000000" style:font-name="Arial1" fo:font-size="36pt" fo:text-shadow="none" fo:font-weight="bold" style:font-size-asian="36pt" style:font-weight-asian="bold" style:font-size-complex="36pt" style:font-weight-complex="bold"/>
    </style:style>
    <style:style style:name="P10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36pt"/>
    </style:style>
    <style:style style:name="P11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P12" style:family="paragraph">
      <style:paragraph-properties fo:margin-left="1.27cm" fo:margin-right="0cm" fo:margin-top="0cm" fo:margin-bottom="0cm" fo:line-height="100%" fo:text-align="center" fo:text-indent="-1.27cm" style:text-autospace="none"/>
      <style:text-properties fo:font-size="21pt"/>
    </style:style>
    <style:style style:name="P13" style:family="paragraph">
      <style:paragraph-properties fo:margin-left="0cm" fo:margin-right="0cm" fo:margin-top="0cm" fo:margin-bottom="0cm" fo:line-height="100%" fo:text-align="center" fo:text-indent="0cm" style:text-autospace="none"/>
      <style:text-properties fo:font-size="21pt"/>
    </style:style>
    <style:style style:name="P14" style:family="paragraph">
      <style:paragraph-properties fo:margin-left="0cm" fo:margin-right="0cm" fo:margin-top="0cm" fo:margin-bottom="0cm" fo:text-align="start" fo:text-indent="0cm" style:text-autospace="none"/>
      <style:text-properties fo:font-size="21pt"/>
    </style:style>
    <style:style style:name="P15" style:family="paragraph">
      <loext:graphic-properties draw:fill="none" draw:fill-color="#ffffff"/>
      <style:paragraph-properties fo:margin-left="1.27cm" fo:margin-right="0cm" fo:margin-top="0cm" fo:margin-bottom="0cm" fo:line-height="100%" fo:text-align="center" fo:text-indent="-1.27cm" style:text-autospace="none"/>
      <style:text-properties fo:color="#ffffff" style:font-name="Arial1" fo:font-size="21pt" fo:text-shadow="1pt 1pt" style:font-size-asian="28pt" style:font-size-complex="28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name-asian="Segoe UI3" style:font-size-asian="28pt" style:font-style-asian="normal" style:font-weight-asian="normal" style:font-name-complex="Segoe UI3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style:text-underline-style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normal" style:letter-kerning="true" style:font-name-asian="Microsoft YaHei" style:font-size-asian="36pt" style:font-style-asian="normal" style:font-weight-asian="normal" style:font-name-complex="Mangal" style:font-size-complex="36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Segoe UI" fo:font-size="36pt" fo:font-style="normal" fo:text-shadow="none" style:text-underline-style="none" fo:font-weight="bold" style:letter-kerning="true" style:font-name-asian="Microsoft YaHei" style:font-size-asian="36pt" style:font-style-asian="normal" style:font-weight-asian="bold" style:font-name-complex="Mangal" style:font-size-complex="36pt" style:font-style-complex="normal" style:font-weight-complex="bold" style:text-emphasize="none" style:font-relief="none" style:text-overline-style="none" style:text-overline-color="font-color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font-name="Segoe UI" fo:font-size="33pt" fo:font-style="normal" fo:text-shadow="none" style:text-underline-style="none" fo:font-weight="bold" style:letter-kerning="true" style:font-name-asian="Microsoft YaHei" style:font-size-asian="33pt" style:font-style-asian="normal" style:font-weight-asian="bold" style:font-name-complex="Mangal" style:font-size-complex="33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Arial1" fo:font-size="28pt" fo:font-style="normal" fo:text-shadow="1pt 1pt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Segoe UI Semibold" fo:font-size="20pt" fo:font-style="normal" fo:text-shadow="none" style:text-underline-style="none" fo:font-weight="bold" style:letter-kerning="true" style:font-name-asian="Microsoft YaHei" style:font-size-asian="20pt" style:font-style-asian="normal" style:font-weight-asian="bold" style:font-name-complex="Mangal" style:font-size-complex="2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384cm" svg:height="3.25cm" svg:x="1.778cm" svg:y="1.143cm">
          <draw:text-box>
            <text:p text:style-name="P1"><text:span text:style-name="T1">HYMN #686</text:span></text:p>
            <text:p text:style-name="P1"><text:span text:style-name="T2">“</text:span><text:span text:style-name="T2">Come, Thou Fount of Every Blessing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>
        <draw:frame draw:style-name="gr3" draw:text-style-name="P5" draw:layer="layout" svg:width="25.4cm" svg:height="7.011cm" svg:x="1.27cm" svg:y="0.508cm">
          <draw:text-box>
            <text:p text:style-name="P4"><text:span text:style-name="T3">1. </text:span><text:span text:style-name="T4">Come, Thou Fount of ev’ry blessing,</text:span><text:span text:style-name="T4"><text:line-break/></text:span><text:span text:style-name="T4">Tune my heart to sing Thy grace;</text:span><text:span text:style-name="T4"><text:line-break/></text:span><text:span text:style-name="T4">Streams of mercy, never ceasing,</text:span><text:span text:style-name="T4"><text:line-break/></text:span><text:span text:style-name="T4">Call for songs of loudest prais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draw:frame draw:style-name="gr3" draw:text-style-name="P8" draw:layer="layout" svg:width="25.4cm" svg:height="7.011cm" svg:x="1.27cm" svg:y="0.635cm">
          <draw:text-box>
            <text:p text:style-name="P7"><text:span text:style-name="T4">While the hope of endless glory</text:span><text:span text:style-name="T4"><text:line-break/></text:span><text:span text:style-name="T4">Fills my heart with joy and love,</text:span><text:span text:style-name="T4"><text:line-break/></text:span><text:span text:style-name="T4">Teach me ever to adore Thee;</text:span><text:span text:style-name="T4"><text:line-break/></text:span><text:span text:style-name="T4">May I still Thy goodness pr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draw:frame draw:style-name="gr3" draw:text-style-name="P9" draw:layer="layout" svg:width="25.4cm" svg:height="7.011cm" svg:x="1.016cm" svg:y="0.508cm">
          <draw:text-box>
            <text:p text:style-name="P4"><text:span text:style-name="T3">2. </text:span><text:span text:style-name="T4">Here I raise my Ebenezer,</text:span><text:span text:style-name="T4"><text:line-break/></text:span><text:span text:style-name="T4">Hither by Thy help I’ve come;</text:span><text:span text:style-name="T4"><text:line-break/></text:span><text:span text:style-name="T4">And I hope, by Thy good pleasure,</text:span><text:span text:style-name="T4"><text:line-break/></text:span><text:span text:style-name="T4">Safely to arrive at hom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6" draw:master-page-name="Default">
        <draw:frame draw:style-name="gr3" draw:text-style-name="P8" draw:layer="layout" svg:width="25.4cm" svg:height="7.011cm" svg:x="1.27cm" svg:y="0.539cm">
          <draw:text-box>
            <text:p text:style-name="P7"><text:span text:style-name="T4">Jesus sought me when a stranger,</text:span><text:span text:style-name="T4"><text:line-break/></text:span><text:span text:style-name="T4">Wand’ring from the fold of God;</text:span><text:span text:style-name="T4"><text:line-break/></text:span><text:span text:style-name="T4">He, to rescue me from danger,</text:span><text:span text:style-name="T4"><text:line-break/></text:span><text:span text:style-name="T4">Interposed His precious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7" draw:master-page-name="Default">
        <draw:frame draw:style-name="gr3" draw:text-style-name="P5" draw:layer="layout" svg:width="25.146cm" svg:height="7.011cm" svg:x="1.524cm" svg:y="0.539cm">
          <draw:text-box>
            <text:p text:style-name="P4"><text:span text:style-name="T3">3. </text:span><text:span text:style-name="T4">Oh, to grace how great a debtor</text:span><text:span text:style-name="T4"><text:line-break/></text:span><text:span text:style-name="T4">Daily I’m constrained to be;</text:span><text:span text:style-name="T4"><text:line-break/></text:span><text:span text:style-name="T4">Let that grace now like a fetter</text:span><text:span text:style-name="T4"><text:line-break/></text:span><text:span text:style-name="T4">Bind my wand’ring heart to Thee: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8" draw:master-page-name="Default">
        <draw:frame draw:style-name="gr3" draw:text-style-name="P8" draw:layer="layout" svg:width="25.4cm" svg:height="7.011cm" svg:x="1.27cm" svg:y="0.539cm">
          <draw:text-box>
            <text:p text:style-name="P7"><text:span text:style-name="T4">Prone to wander, Lord, I feel it;</text:span><text:span text:style-name="T4"><text:line-break/></text:span><text:span text:style-name="T4">Prone to leave the God I love.</text:span><text:span text:style-name="T4"><text:line-break/></text:span><text:span text:style-name="T4">Here’s my heart, O take and seal it,</text:span><text:span text:style-name="T4"><text:line-break/></text:span><text:span text:style-name="T4">Seal it for Thy courts abov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9" draw:master-page-name="Default">
        <draw:frame draw:style-name="gr3" draw:text-style-name="P11" draw:layer="layout" svg:width="25.146cm" svg:height="7.011cm" svg:x="1.524cm" svg:y="0.381cm">
          <draw:text-box>
            <text:p text:style-name="P10"><text:span text:style-name="T4">4. Oh, that day when freed from sinning,</text:span></text:p>
            <text:p text:style-name="P10"><text:span text:style-name="T4">I shall see Thy lovely face;</text:span></text:p>
            <text:p text:style-name="P10"><text:span text:style-name="T4">Clothed then in the </text:span><text:span text:style-name="T5">blood-washed linen,</text:span></text:p>
            <text:p text:style-name="P10"><text:span text:style-name="T4">How I’ll sing Thy wondrous grace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0" draw:master-page-name="Default">
        <draw:frame draw:style-name="gr4" draw:text-style-name="P15" draw:layer="layout" svg:width="25.4cm" svg:height="10.314cm" svg:x="1.27cm" svg:y="1.143cm">
          <draw:text-box>
            <text:p text:style-name="P12"><text:span text:style-name="T4">Come, my Lord, no longer tarry;</text:span></text:p>
            <text:p text:style-name="P12"><text:span text:style-name="T4">Take my ransom’d soul away;</text:span></text:p>
            <text:p text:style-name="P13"><text:span text:style-name="T4">Send Thine angels soon to carry</text:span><text:span text:style-name="T4"><text:line-break/></text:span><text:span text:style-name="T4">Me to realms of endless day.</text:span></text:p>
            <text:p text:style-name="P14"><text:span text:style-name="T6"><text:line-break/></text:span><text:span text:style-name="T6"/></text:p>
            <text:p text:style-name="P14"><text:span text:style-name="T6"><text:s text:c="5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Segoe UI3" svg:font-family="'Segoe UI'"/>
    <style:font-face style:name="Arial2" svg:font-family="Arial" style:font-family-generic="swiss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3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4220000025353D4ECAC8951481F.jpg" xlink:type="simple" xlink:show="embed" xlink:actuate="onLoad"/>
    <draw:fill-image draw:name="Bitmap_20_2" draw:display-name="Bitmap 2" xlink:href="Pictures/10000000000004220000025353D4ECAC8951481F.jpg" xlink:type="simple" xlink:show="embed" xlink:actuate="onLoad"/>
    <draw:fill-image draw:name="Bitmap_20_3" draw:display-name="Bitmap 3" xlink:href="Pictures/10000000000004220000025353D4ECAC8951481F.jpg" xlink:type="simple" xlink:show="embed" xlink:actuate="onLoad"/>
    <draw:fill-image draw:name="Bitmap_20_4" draw:display-name="Bitmap 4" xlink:href="Pictures/10000000000004220000025353D4ECAC8951481F.jpg" xlink:type="simple" xlink:show="embed" xlink:actuate="onLoad"/>
    <draw:fill-image draw:name="Bitmap_20_5" draw:display-name="Bitmap 5" xlink:href="Pictures/10000000000004220000025353D4ECAC8951481F.jpg" xlink:type="simple" xlink:show="embed" xlink:actuate="onLoad"/>
    <draw:fill-image draw:name="Bitmap_20_6" draw:display-name="Bitmap 6" xlink:href="Pictures/10000000000004220000025353D4ECAC8951481F.jpg" xlink:type="simple" xlink:show="embed" xlink:actuate="onLoad"/>
    <draw:fill-image draw:name="Bitmap_20_7" draw:display-name="Bitmap 7" xlink:href="Pictures/10000000000004220000025353D4ECAC8951481F.jpg" xlink:type="simple" xlink:show="embed" xlink:actuate="onLoad"/>
    <draw:fill-image draw:name="Bitmap_20_8" draw:display-name="Bitmap 8" xlink:href="Pictures/10000000000004220000025353D4ECAC8951481F.jpg" xlink:type="simple" xlink:show="embed" xlink:actuate="onLoad"/>
    <draw:fill-image draw:name="Bitmap_20_9" draw:display-name="Bitmap 9" xlink:href="Pictures/10000000000004220000025353D4ECAC8951481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style:text-autospace="none"/>
      <style:text-properties style:use-window-font-color="true" style:font-name="Arial2" fo:font-family="Arial" style:font-family-generic="swiss" fo:font-size="12pt" fo:language="en" fo:country="US" style:letter-kerning="true" style:font-name-asian="Mangal1" style:font-family-asian="Mangal" style:font-pitch-asian="variable" style:font-size-asian="12pt" style:language-asian="hi" style:country-asian="IN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="Arial2" fo:font-family="Arial" style:font-family-generic="swiss" style:font-name-asian="Mangal2" style:font-family-asian="Mangal"/>
    </style:style>
    <style:style style:name="Caption" style:family="graphic">
      <style:paragraph-properties fo:margin-top="0.374cm" fo:margin-bottom="0.374cm" style:text-autospace="none"/>
      <style:text-properties style:font-name="Arial2" fo:font-family="Arial" style:font-family-generic="swiss" fo:font-size="12pt" fo:font-style="italic" style:font-name-asian="Mangal2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Arial2" fo:font-family="Arial" style:font-family-generic="swiss" style:font-name-asian="Mangal2" style:font-family-asian="Mangal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rthur Hoch</meta:initial-creator>
    <meta:creation-date>2014-09-23T16:58:41.110000000</meta:creation-date>
    <dc:date>2019-03-23T22:13:34.951000000</dc:date>
    <meta:editing-duration>PT27M20S</meta:editing-duration>
    <meta:editing-cycles>17</meta:editing-cycles>
    <meta:generator>LibreOffice/6.1.5.2$Windows_X86_64 LibreOffice_project/90f8dcf33c87b3705e78202e3df5142b201bd805</meta:generator>
    <meta:document-statistic meta:object-count="48"/>
  </office:meta>
</office:document-meta>
</file>